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902C73D7E393C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7.648cm" fo:margin-left="-0.859cm" table:align="left" style:writing-mode="lr-tb"/>
    </style:style>
    <style:style style:name="Tabulka1.A" style:family="table-column">
      <style:table-column-properties style:column-width="3.942cm"/>
    </style:style>
    <style:style style:name="Tabulka1.B" style:family="table-column">
      <style:table-column-properties style:column-width="13.70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9pt" fo:letter-spacing="normal" fo:font-style="normal" fo:font-weight="normal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1"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8c37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paragraph-rsid="00487a75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487a75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8c370"/>
    </style:style>
    <style:style style:name="P23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4" style:family="paragraph" style:parent-style-name="Table_20_Contents" style:list-style-name="L1">
      <style:text-properties fo:font-size="10pt" officeooo:rsid="0048c370" officeooo:paragraph-rsid="0048c370" style:font-size-asian="10pt" style:font-size-complex="10pt"/>
    </style:style>
    <style:style style:name="T1" style:family="text">
      <style:text-properties fo:font-variant="normal" fo:text-transform="none" fo:color="#000000" style:font-name="Liberation Sans1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000000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1155cc" style:font-name="Liberation Sans1" fo:font-size="9pt" fo:letter-spacing="normal" fo:font-style="normal" fo:font-weight="normal" officeooo:rsid="00459c9f" style:font-size-asian="9pt" style:font-size-complex="9pt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55425" fo:background-color="transparent" loext:char-shading-value="0"/>
    </style:style>
    <style:style style:name="T15" style:family="text">
      <style:text-properties officeooo:rsid="00487a75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43daa3"/>
    </style:style>
    <style:style style:name="T21" style:family="text">
      <style:text-properties officeooo:rsid="00487a75"/>
    </style:style>
    <style:style style:name="T22" style:family="text">
      <style:text-properties officeooo:rsid="0048c370"/>
    </style:style>
    <style:style style:name="T23" style:family="text">
      <style:text-properties officeooo:rsid="004946e2"/>
    </style:style>
    <style:style style:name="T24" style:family="text">
      <style:text-properties officeooo:rsid="0049591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1">Česká pirátská strana, </text:p>
            <text:p text:style-name="P17">organizační složka: <text:span text:style-name="T21">Republikové předsednictvo, </text:span></text:p>
            <text:p text:style-name="P16">z<text:span text:style-name="T16">a</text:span>st<text:span text:style-name="T16">o</text:span>up<text:span text:style-name="T16">ena</text:span>: <text:span text:style-name="T21">Olga Richterová, 1. místopředsedkyně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Dodavatel</text:span><text:span text:style-name="T11">:</text:span></text:p>
          </table:table-cell>
          <table:table-cell table:style-name="Tabulka1.A1" office:value-type="string">
            <text:p text:style-name="P21"><text:span text:style-name="T16">Jméno</text:span>: Michal Novák</text:p>
            <text:p text:style-name="P18"><text:span text:style-name="T20">IČO</text:span>: <text:span text:style-name="T22">66485207</text:span> <text:s text:c="3"/><text:span text:style-name="T20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<text:span text:style-name="T22">P</text:span>růvodce upgradem</text:p>
            <text:list xml:id="list678998417446015679" text:style-name="L1">
              <text:list-item>
                <text:p text:style-name="P24">zpracovat projekt upgradu/transformace strany, navrhnout důležité milníky projektu (tj. “Momenty zvýšené kontroly”)</text:p>
              </text:list-item>
              <text:list-item>
                <text:p text:style-name="P24">Po období mapování situace (cca do dubna) navrhnout horizontální politickou a vertikální obslužnou administrativně-technickou linii (cca do června) - výstupem bude navrhnout několik logicky fungujících možností a možných forem fungování a podílet se na procesu konzultací se stranou</text:p>
              </text:list-item>
              <text:list-item>
                <text:p text:style-name="P24">Cíl: pomoci zkvalitnit a zefektivnit organizační strukturu strany</text:p>
              </text:list-item>
              <text:list-item>
                <text:p text:style-name="P24">Odpovědnost: průvodce plánuje proces, za realizaci nese odpovědnost Pirátská strana (zastupovaná v projektu 1. místopředsedkyní a vedoucí strategického týmu Olgou Richterovou)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0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2">20</text:span>h <text:span text:style-name="T17">týdně </text:span>(slovy: <text:span text:style-name="T23">dvacet</text:span>hodin)</text:p>
            <text:p text:style-name="P20"><text:a xlink:type="simple" xlink:href="http://redmine.pirati.cz/" text:style-name="Internet_20_link" text:visited-style-name="Visited_20_Internet_20_Link"/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Odměna</text:span>:</text:p>
          </table:table-cell>
          <table:table-cell table:style-name="Tabulka1.A1" office:value-type="string">
            <text:p text:style-name="P15">• paušální odměna <text:span text:style-name="T22">40.000,-</text:span>Kč+ DPH <text:span text:style-name="T24">měsí</text:span>čně </text:p>
            <text:p text:style-name="Table_20_Contents">odměna je uvedena bez DPH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Termín provedení</text:span>:</text:p>
          </table:table-cell>
          <table:table-cell table:style-name="Tabulka1.A1" office:value-type="string">
            <text:p text:style-name="P14"><text:s/><text:span text:style-name="T18">Od 01-03-2018 do 31-12-2018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19">01.03.2018</text:span></text:p>
      <text:p text:style-name="P7">Za zadavatele: <text:tab/><text:tab/><text:tab/>Za dodavatele: </text:p>
      <text:p text:style-name="P9"><text:span text:style-name="T15">Olga Richterová</text:span><text:span text:style-name="T14"> <text:s text:c="3"/><text:tab/></text:span><text:span text:style-name="T13"><text:tab/><text:tab/>Michal Novák</text:span></text:p>
      <text:p text:style-name="P9"><text:span text:style-name="T13"/></text:p>
      <text:p text:style-name="P9"><text:span text:style-name="T13"/></text:p>
      <text:p text:style-name="P7">….................<text:tab/><text:tab/><text:tab/>…..............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9pt" fo:letter-spacing="normal" fo:font-style="normal" fo:font-weight="normal" style:font-size-asian="9pt" style:font-size-complex="9pt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1"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9pt" fo:letter-spacing="normal" fo:font-style="normal" fo:font-weight="normal" style:font-size-asian="9pt" style:font-size-complex="9pt"/>
    </style:style>
    <style:style style:name="MT2" style:family="text">
      <style:text-properties fo:font-variant="normal" fo:text-transform="none" fo:color="#1155cc" style:font-name="Liberation Sans1" fo:font-size="9pt" fo:letter-spacing="normal" fo:font-style="normal" fo:font-weight="normal" officeooo:rsid="00459c9f" style:font-size-asian="9pt" style:font-size-complex="9pt"/>
    </style:style>
    <style:style style:name="MT3" style:family="text">
      <style:text-properties fo:font-variant="normal" fo:text-transform="none" fo:color="#1155cc" style:font-name="Liberation Sans1" fo:font-size="9pt" fo:letter-spacing="normal" fo:font-style="normal" fo:font-weight="normal" style:font-size-asian="9pt" style:font-size-complex="9pt"/>
    </style:style>
    <style:style style:name="MT4" style:family="text">
      <style:text-properties fo:font-variant="normal" fo:text-transform="none" fo:color="#000000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728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1.92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4902C73D7E393CE6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4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28T15:31:41.585605822</dc:date>
    <meta:editing-cycles>133</meta:editing-cycles>
    <meta:editing-duration>P24DT14H35M10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5" meta:word-count="243" meta:character-count="1854" meta:non-whitespace-character-count="1629"/>
    <meta:user-defined meta:name="Informace 1"/>
    <meta:user-defined meta:name="Informace 2"/>
    <meta:user-defined meta:name="Informace 3"/>
    <meta:user-defined meta:name="Informace 4"/>
  </office:meta>
</office:document-meta>
</file>